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b657" officeooo:paragraph-rsid="0001b657"/>
    </style:style>
    <style:style style:name="P2" style:family="paragraph" style:parent-style-name="Standard">
      <style:paragraph-properties fo:text-align="center" style:justify-single-word="false"/>
      <style:text-properties officeooo:rsid="0001b657" officeooo:paragraph-rsid="0001b657"/>
    </style:style>
    <style:style style:name="P3" style:family="paragraph" style:parent-style-name="Standard">
      <style:text-properties officeooo:rsid="0002da77" officeooo:paragraph-rsid="0001b657"/>
    </style:style>
    <style:style style:name="P4" style:family="paragraph" style:parent-style-name="Standard">
      <style:text-properties officeooo:rsid="0002da77" officeooo:paragraph-rsid="0002da77"/>
    </style:style>
    <style:style style:name="P5" style:family="paragraph" style:parent-style-name="Standard">
      <style:text-properties officeooo:rsid="00032db2" officeooo:paragraph-rsid="00032db2"/>
    </style:style>
    <style:style style:name="T1" style:family="text">
      <style:text-properties officeooo:rsid="0001b65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2da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</text:span>ontinuous Fractal Noise</text:p>
      <text:p text:style-name="P2">by Sven Nilsen, 2020</text:p>
      <text:p text:style-name="P1"/>
      <text:p text:style-name="P1"><text:span text:style-name="T2">In this paper I generalize Self-Organizing Boolean Fractal Noise to the unit interval of real numbers.</text:span></text:p>
      <text:p text:style-name="P3"/>
      <text:p text:style-name="P4">To generalize Boolean Fractal Noise to the real unit interval, one can use the following algorithm:</text:p>
      <text:p text:style-name="P1"/>
      <text:p text:style-name="P1"><text:tab/><text:span text:style-name="T3">mutation := 0.01<text:tab/>// Example, controls both mutation and depth resolution</text:span></text:p>
      <text:p text:style-name="P1"/>
      <text:p text:style-name="P1"><text:tab/>count := map[ip][j] + map[i][jp] + map[im][j] + map[i][jm]</text:p>
      <text:p text:style-name="P1"/>
      <text:p text:style-name="P1"><text:tab/>map[i][j] += mutation * if random() &gt; count / 4 { 1 – map[i][j] } else { map[i][j] }</text:p>
      <text:p text:style-name="P1"/>
      <text:p text:style-name="P4">The lower mutation rate, the higher depth resolution, but this is traded with slower self-organization.</text:p>
      <text:p text:style-name="P4"/>
      <text:p text:style-name="P5">Boolean Fractal Noise is a special case of this algorithm where `mutation = 1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8:23:54.679715000</meta:creation-date>
    <dc:date>2020-07-06T18:53:36.529404000</dc:date>
    <meta:editing-duration>PT7M41S</meta:editing-duration>
    <meta:editing-cycles>1</meta:editing-cycles>
    <meta:document-statistic meta:table-count="0" meta:image-count="0" meta:object-count="0" meta:page-count="1" meta:paragraph-count="9" meta:word-count="106" meta:character-count="644" meta:non-whitespace-character-count="543"/>
    <meta:generator>LibreOffice/5.1.2.2$MacOSX_X86_64 LibreOffice_project/d3bf12ecb743fc0d20e0be0c58ca359301eb705f</meta:generator>
  </office:meta>
</office:document-meta>
</file>